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/>
    </style:style>
    <style:style style:name="P2" style:family="paragraph" style:parent-style-name="Heading_20_2">
      <style:paragraph-properties fo:text-align="center" style:justify-single-word="false"/>
      <style:text-properties style:font-name="DejaVu Sans" fo:font-style="normal" style:font-style-asian="normal" style:font-style-complex="normal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tyle="normal" style:font-style-asian="normal" style:font-style-complex="normal"/>
    </style:style>
    <style:style style:name="P4" style:family="paragraph" style:parent-style-name="Text_20_body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Ari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StarWarsApp User Manual</text:h>
      <text:p text:style-name="P3"/>
      <text:p text:style-name="P1"><text:span text:style-name="T1">To execute the application go to cmd, navigate until the root folder StarWarsApp and run the program with </text:span><text:span text:style-name="T2">StarWarsApp nameofcharacter </text:span><text:span text:style-name="T3">where <text:s/></text:span><text:span text:style-name="T2">nameofcharacter </text:span><text:span text:style-name="T3">is the name of the Star Wars character you want to check.</text:span></text:p>
      <text:p text:style-name="P1"><text:span text:style-name="T3">If you want, you can move the StarWarsApp.exe file to another location but be sure you also move the Database directory to the same directory.</text:span></text:p>
      <text:p text:style-name="P4">The first time you execute the proigram it will create the database and retrieve the information so it will take a few second to do that, please be patient. After that the application will no longer take time to start.</text:p>
      <text:p text:style-name="P1"><text:span text:style-name="T3">Once initialized the program you can navigate through the different option qith the keyboard. After choosing any option or inputing any character name press </text:span><text:span text:style-name="T4">enter key.</text:span></text:p>
      <text:p text:style-name="P5"/>
      <text:p text:style-name="P4">Thank you for download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31S</meta:editing-duration>
    <meta:editing-cycles>4</meta:editing-cycles>
    <meta:generator>OpenOffice/4.1.2$Win32 OpenOffice.org_project/412m3$Build-9782</meta:generator>
    <dc:date>2020-02-18T22:06:58.47</dc:date>
    <dc:creator>guilem sili pin</dc:creator>
    <meta:document-statistic meta:table-count="0" meta:image-count="0" meta:object-count="0" meta:page-count="1" meta:paragraph-count="6" meta:word-count="132" meta:character-count="790"/>
    <meta:user-defined meta:name="Info 1"/>
    <meta:user-defined meta:name="Info 2"/>
    <meta:user-defined meta:name="Info 3"/>
    <meta:user-defined meta:name="Info 4"/>
  </office:meta>
</office:document-meta>
</file>